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5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fo:language="en" fo:country="US" style:font-size-asian="9pt" style:font-size-complex="9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1pt" style:font-weight-complex="bold"/>
    </style:style>
    <style:style style:name="T9" style:family="text"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T10" style:family="text">
      <style:text-properties style:font-name="Arial" fo:font-size="12pt" fo:language="en" fo:country="US" fo:font-weight="bold" style:font-size-asian="12pt" style:font-weight-asian="bold" style:font-name-complex="Arial" style:font-size-complex="13pt" style:font-weight-complex="bold"/>
    </style:style>
    <style:style style:name="T11" style:family="text">
      <style:text-properties style:text-underline-style="none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none" style:font-name-complex="Ari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size-complex="13pt"/>
    </style:style>
    <style:style style:name="T16" style:family="text">
      <style:text-properties fo:language="en" fo:country="US" fo:font-weight="normal" style:font-weight-asian="normal"/>
    </style:style>
    <style:style style:name="T17" style:family="text">
      <style:text-properties fo:language="en" fo:country="US" fo:font-weight="normal" style:font-name-asian="Times New Roman" style:font-weight-asian="normal" style:font-name-complex="Times New Roman1"/>
    </style:style>
    <style:style style:name="T18" style:family="text">
      <style:text-properties fo:language="ru" fo:country="RU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6" style:family="text">
      <style:text-properties fo:color="#000000" fo:language="en" fo:country="US"/>
    </style:style>
    <style:style style:name="T27" style:family="text">
      <style:text-properties style:use-window-font-color="true" fo:font-size="10pt" fo:language="en" fo:country="US" style:font-size-asian="10pt" style:font-size-complex="10pt"/>
    </style:style>
    <style:style style:name="T28" style:family="text">
      <style:text-properties style:use-window-font-color="true" fo:font-size="10pt" style:font-size-asian="10pt" style:font-size-complex="10pt"/>
    </style:style>
    <style:style style:name="T29" style:family="text">
      <style:text-properties fo:font-size="12pt" style:font-size-asian="12pt"/>
    </style:style>
    <style:style style:name="T30" style:family="text">
      <style:text-properties fo:font-size="12pt" fo:language="en" fo:country="US" style:font-size-asian="12pt" style:font-size-complex="13pt"/>
    </style:style>
    <style:style style:name="T31" style:family="text">
      <style:text-properties fo:font-size="12pt" fo:language="ru" fo:country="RU" style:font-size-asian="12pt" style:font-size-complex="13pt"/>
    </style:style>
    <style:style style:name="T32" style:family="text">
      <style:text-properties style:text-position="super 65%" style:font-name="Arial" fo:font-size="9pt" style:font-size-asian="9pt" style:font-size-complex="9pt"/>
    </style:style>
    <style:style style:name="T33" style:family="text">
      <style:text-properties style:text-position="super 65%" style:font-name="Arial" fo:font-size="9pt" fo:language="en" fo:country="US" style:font-size-asian="9pt" style:font-size-complex="9pt"/>
    </style:style>
    <style:style style:name="T34" style:family="text">
      <style:text-properties style:text-position="sub 65%" style:font-name="Arial" fo:font-size="9pt" fo:language="en" fo:country="US" style:font-size-asian="9pt" style:font-size-complex="9pt"/>
    </style:style>
    <style:style style:name="T35" style:family="text">
      <style:text-properties style:font-size-complex="13pt"/>
    </style:style>
    <style:style style:name="T36" style:family="text">
      <style:text-properties fo:font-weight="normal" style:font-weight-asian="normal"/>
    </style:style>
    <style:style style:name="T37" style:family="text">
      <style:text-properties fo:font-size="8pt" fo:font-weight="normal" style:font-size-asian="8pt" style:font-weight-asian="normal" style:font-size-complex="8pt"/>
    </style:style>
    <style:style style:name="T38" style:family="text">
      <style:text-properties fo:color="#323232" style:font-name="Segoe UI" fo:font-size="12pt" style:font-name-asian="Segoe UI" style:font-size-asian="12pt" style:font-name-complex="Segoe UI" style:font-size-complex="12pt"/>
    </style:style>
    <style:style style:name="T39" style:family="text">
      <style:text-properties fo:color="#323232" style:font-name="Arial" fo:font-size="12pt" style:font-name-asian="Segoe UI" style:font-size-asian="12pt" style:font-name-complex="Segoe UI" style:font-size-complex="12pt"/>
    </style:style>
    <style:style style:name="T40" style:family="text">
      <style:text-properties fo:color="#323232" style:font-name="Arial" fo:font-size="12pt" fo:font-weight="bold" style:font-name-asian="Segoe UI" style:font-size-asian="12pt" style:font-weight-asian="bold" style:font-name-complex="Segoe UI" style:font-size-complex="12pt" style:font-weight-complex="bold"/>
    </style:style>
    <style:style style:name="T41" style:family="text">
      <style:text-properties style:font-name="Arial" fo:font-size="12pt" fo:font-weight="bold" style:font-size-asian="12pt" style:font-weight-asian="bold" style:font-name-complex="Arial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8">ПОВЕРКИ</text:span></text:p>
      <text:p text:style-name="P5"/>
      <text:p text:style-name="P8">Измерителя-сигнализатора СРК-АТ2327</text:p>
      <text:p text:style-name="P8">Зав. № <text:span text:style-name="T12">$srk_serial</text:span></text:p>
      <text:p text:style-name="P18"><text:span text:style-name="T25">Измери</text:span><text:span text:style-name="T21">принадлежащего </text:span><text:span text:style-name="T24">.</text:span><text:span text:style-name="T23"> <text:s text:c="105"/></text:span><text:span text:style-name="T24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9">Т</text:span> = <text:span text:style-name="T22"><text:s/></text:span><text:span text:style-name="T20">$temp </text:span><text:s/>°<text:span text:style-name="T19">С</text:span>, атмосферном давлении <text:span text:style-name="T19">Р</text:span> = <text:span text:style-name="T22"><text:s text:c="5"/></text:span><text:s/>мм.рт.ст, относительной влажности воздуха <text:span text:style-name="T19">р</text:span> = <text:span text:style-name="T22"><text:s/></text:span><text:span text:style-name="T20">$vlag </text:span><text:s/>%, внешнем фоне γ-излучения <text:span text:style-name="T14">H</text:span>*(10) = <text:span text:style-name="T22"><text:s/></text:span><text:span text:style-name="T20">$bground </text:span><text:s/>нЗв/ч, <text:s/>согласно методике, изложенной в <text:span text:style-name="T28">МП.</text:span><text:span text:style-name="T27">854</text:span><text:span text:style-name="T28">-20</text:span><text:span text:style-name="T27">20</text:span></text:p>
      <text:p text:style-name="P19"><text:span text:style-name="T18">1. С</text:span>редства <text:span text:style-name="T18">поверки</text:span></text:p>
      <text:p text:style-name="P16">а)<text:tab/>Эталонные средства измерений: </text:p>
      <text:p text:style-name="P15">- $facility_src_cs_rus<text:span text:style-name="T26">;</text:span></text:p>
      <text:p text:style-name="P17"/>
      <text:p text:style-name="P20">2. <text:span text:style-name="T35">Поверка мониторов радиационных пешеходных МРП-</text:span><text:span text:style-name="T15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8">- </text:span><text:span text:style-name="T18">наличие четких маркировочных надписей на БД и контрольном источнике</text:span><text:span text:style-name="T18"><text:tab/></text:span></text:p>
      <text:p text:style-name="P13">- контроль работоспособности<text:tab/></text:p>
      <text:p text:style-name="P31"><text:span text:style-name="T2">б</text:span><text:span text:style-name="T3">)<text:tab/></text:span><text:span text:style-name="Основной_20_шрифт_20_абзаца"><text:span text:style-name="T40">Определение чувствительности к гамму-излучению для</text:span></text:span><text:span text:style-name="Основной_20_шрифт_20_абзаца"><text:span text:style-name="T8"> </text:span></text:span><text:span text:style-name="Основной_20_шрифт_20_абзаца"><text:span text:style-name="T9">МРП-</text:span></text:span><text:span text:style-name="Основной_20_шрифт_20_абзаца"><text:span text:style-name="T10">$mrp_type</text:span></text:span></text:p>
      <text:p text:style-name="P22"><text:span text:style-name="Основной_20_шрифт_20_абзаца"><text:span text:style-name="T37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8"><text:span text:style-name="T36">Монитор радиационный пешеходный МРП-</text:span><text:span text:style-name="T16">$mrp_type</text:span><text:span text:style-name="T36"> зав № </text:span><text:span text:style-name="T17">$mrp_serial</text:span><text:span text:style-name="T36"> </text:span></text:p>
            <text:p text:style-name="P27"><text:span text:style-name="Основной_20_шрифт_20_абзаца"><text:span text:style-name="T4">в составе с блоком детектирования $bd_type зав.№ </text:span></text:span><text:span text:style-name="Основной_20_шрифт_20_абзаца"><text:span text:style-name="T5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5">Измеренное значение скорости счета фона,</text:p>
            <text:p text:style-name="P24"><text:span text:style-name="T6">с</text:span><text:span text:style-name="Основной_20_шрифт_20_абзаца"><text:span text:style-name="T32">-1</text:span></text:span></text:p>
          </table:table-cell>
          <table:covered-table-cell/>
          <table:table-cell table:style-name="t1.C2" table:number-columns-spanned="2" office:value-type="string">
            <text:p text:style-name="P25">Измеренное значение скорости счета от эталонного источника,</text:p>
            <text:p text:style-name="P24"><text:span text:style-name="T6">с</text:span><text:span text:style-name="Основной_20_шрифт_20_абзаца"><text:span text:style-name="T32">-1</text:span></text:span></text:p>
          </table:table-cell>
          <table:covered-table-cell/>
          <table:table-cell table:style-name="t1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1.C2" table:number-rows-spanned="2" office:value-type="string">
            <text:p text:style-name="P25">Расчетное значение чувствитель-ности БД</text:p>
            <text:p text:style-name="P24"><text:span text:style-name="Основной_20_шрифт_20_абзаца"><text:span text:style-name="T7">S</text:span></text:span><text:span text:style-name="Основной_20_шрифт_20_абзаца"><text:span text:style-name="T34">p</text:span></text:span><text:span text:style-name="T6">, с</text:span><text:span text:style-name="Основной_20_шрифт_20_абзаца"><text:span text:style-name="T32">-1</text:span></text:span><text:span text:style-name="T6">·кБк</text:span><text:span text:style-name="Основной_20_шрифт_20_абзаца"><text:span text:style-name="T32">-1</text:span></text:span></text:p>
          </table:table-cell>
          <table:table-cell table:style-name="t1.C2" table:number-rows-spanned="2" office:value-type="string">
            <text:p text:style-name="P25">Абсолютная <text:span text:style-name="T12">погрешность</text:span> <text:span text:style-name="T12">чувствитель-ности</text:span> БД</text:p>
            <text:p text:style-name="P24"><text:span text:style-name="T6">Δ=</text:span><text:span text:style-name="T7">$delta</text:span><text:span text:style-name="T6">-</text:span><text:span text:style-name="Основной_20_шрифт_20_абзаца"><text:span text:style-name="T7">S</text:span></text:span><text:span text:style-name="Основной_20_шрифт_20_абзаца"><text:span text:style-name="T34">p</text:span></text:span><text:span text:style-name="T6">, </text:span></text:p>
            <text:p text:style-name="P24"><text:span text:style-name="Основной_20_шрифт_20_абзаца"><text:span text:style-name="T7">с</text:span></text:span><text:span text:style-name="Основной_20_шрифт_20_абзаца"><text:span text:style-name="T33">-1</text:span></text:span><text:span text:style-name="Основной_20_шрифт_20_абзаца"><text:span text:style-name="T7">·</text:span></text:span><text:span text:style-name="T6">кБк</text:span><text:span text:style-name="Основной_20_шрифт_20_абзаца"><text:span text:style-name="T32">-1</text:span></text:span></text:p>
          </table:table-cell>
          <table:table-cell table:style-name="t1.H2" table:number-rows-spanned="2" office:value-type="string">
            <text:p text:style-name="P25">Условие соответствия по ТУ</text:p>
            <text:p text:style-name="P25">Δ, не более </text:p>
            <text:p text:style-name="P24"><text:span text:style-name="Основной_20_шрифт_20_абзаца"><text:span text:style-name="T7">с</text:span></text:span><text:span text:style-name="Основной_20_шрифт_20_абзаца"><text:span text:style-name="T33">-1</text:span></text:span><text:span text:style-name="Основной_20_шрифт_20_абзаца"><text:span text:style-name="T7">·</text:span></text:span><text:span text:style-name="T6">кБк</text:span><text:span text:style-name="Основной_20_шрифт_20_абзаца"><text:span text:style-name="T32">-1</text:span></text:span></text:p>
          </table:table-cell>
        </table:table-row>
        <table:table-row table:style-name="t1.1">
          <table:table-cell table:style-name="t1.A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</text:p>
          </table:table-cell>
          <table:table-cell table:style-name="t1.B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9">$bg_avr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10">$activity</text:p>
          </table:table-cell>
          <table:table-cell table:style-name="t1.B4" table:number-rows-spanned="5" office:value-type="string">
            <text:p text:style-name="P10">$sence</text:p>
          </table:table-cell>
          <table:table-cell table:style-name="t1.B4" table:number-rows-spanned="5" office:value-type="string">
            <text:p text:style-name="P10">$pogr</text:p>
          </table:table-cell>
          <table:table-cell table:style-name="t1.H4" table:number-rows-spanned="5" office:value-type="string">
            <text:p text:style-name="P25">± 11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9-20T10:48:05.04</dc:date>
    <meta:editing-duration>P3DT2H49M5S</meta:editing-duration>
    <meta:editing-cycles>316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88" meta:character-count="1586"/>
  </office:meta>
</office:document-meta>
</file>